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8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MT" fo:font-size="14.5pt" fo:font-weight="bold" style:font-name-asian="ArialMT" style:font-size-asian="14.5pt" style:font-weight-asian="bold" style:font-name-complex="ArialMT" style:font-size-complex="14.5pt" style:font-weight-complex="bold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2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-BoldMT" fo:font-size="14.5pt" style:font-name-asian="Arial-BoldMT" style:font-size-asian="14.5pt" style:font-name-complex="Arial-BoldMT" style:font-size-complex="14.5pt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6">(408) 807 8858</text:p>
      <text:p text:style-name="P6">158 Las Astas Dr</text:p>
      <text:p text:style-name="P6">Los Gatos, CA</text:p>
      <text:p text:style-name="P6">Vladimir.Furman2@gmail.com</text:p>
      <text:p text:style-name="P6"/>
      <text:p text:style-name="P3">Objective</text:p>
      <text:p text:style-name="P5">Seeking industry experience where I can make an impact.</text:p>
      <text:p text:style-name="P5"/>
      <text:p text:style-name="P3">Education</text:p>
      <text:p text:style-name="P4">University Of California Santa Cruz</text:p>
      <text:p text:style-name="P5">Degree: Bachelor of Science in Computer Science</text:p>
      <text:p text:style-name="P5">Current GPA: 3.46</text:p>
      <text:p text:style-name="P5">Date of Completion: June 2014</text:p>
      <text:p text:style-name="P5"/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5"/>
      <text:p text:style-name="P3">Engineering Experience</text:p>
      <text:p text:style-name="P4">Microsoft Intern: Software Development Engineer in Test (June - August 2013)</text:p>
      <text:list xml:id="list438737218382295928" text:style-name="L1">
        <text:list-item>
          <text:p text:style-name="P11">Worked with C# and XML</text:p>
        </text:list-item>
        <text:list-item>
          <text:p text:style-name="P11">Developed AERS system for multi-versioned testing of products</text:p>
          <text:p text:style-name="P11"/>
        </text:list-item>
      </text:list>
      <text:p text:style-name="P4">Teaching Assistant/Tutor/Grader at UC Santa Cruz (September 2013 – Present)</text:p>
      <text:list xml:id="list40198997" text:continue-numbering="true" text:style-name="L1">
        <text:list-item>
          <text:p text:style-name="P11">Advanced C++ programming (taught by Ira Pohl): led discussion sections and presented guest lecture on multithreading in the C++11 standard</text:p>
          <text:p text:style-name="P11"/>
        </text:list-item>
      </text:list>
      <text:p text:style-name="P4">Software Engineering Class (September – December 2013)</text:p>
      <text:list xml:id="list6609425439754648889" text:style-name="L2">
        <text:list-item>
          <text:p text:style-name="P12">Developed mobile application for student use as part of a team, using Agile Methodology</text:p>
          <text:p text:style-name="P12"/>
        </text:list-item>
      </text:list>
      <text:p text:style-name="P4">Mechatronics: Build and Design an Autonomous Robot (February – March 2013)</text:p>
      <text:list xml:id="list6049848340245535656" text:style-name="L3">
        <text:list-item>
          <text:p text:style-name="P8">http://goo.gl/0S27C Project details and photographs</text:p>
        </text:list-item>
        <text:list-item>
          <text:p text:style-name="P8">Robot that autonomously navigates a field and attacks the enemy robot</text:p>
        </text:list-item>
        <text:list-item>
          <text:p text:style-name="P8">Coded robot state machine (determines robot actions) in C</text:p>
        </text:list-item>
      </text:list>
      <text:p text:style-name="P5"/>
      <text:p text:style-name="P14"><text:span text:style-name="T4">Research</text:span></text:p>
      <text:p text:style-name="P9">Assisting Alex Nelson, a graduate student, with modifying fiwalk/sleuthkit to gather more data on file systems.</text:p>
      <text:p text:style-name="P9">Thesis paper on the C++11 standard, led by Ira Pohl.</text:p>
      <text:p text:style-name="P9"/>
      <text:p text:style-name="P14"><text:span text:style-name="T4">Languages</text:span></text:p>
      <text:p text:style-name="P5">English: native – Russian: fluent – German: conversatio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5-21T20:04:05.09</dc:date>
    <dc:creator>Vladimir Furman</dc:creator>
    <meta:editing-duration>PT40M4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33" meta:word-count="215" meta:character-count="1429"/>
  </office:meta>
</office:document-meta>
</file>